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1" table:style-name="ta1">
        <table:shapes>
          <draw:frame draw:z-index="0" draw:style-name="gr1" draw:text-style-name="P1" svg:width="15.999cm" svg:height="8.999cm" svg:x="3.195cm" svg:y="0.1cm">
            <draw:object draw:notify-on-update-of-ranges="'data-1'.A1:'data-1'.A100 'data-1'.B1:'data-1'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50" calcext:value-type="float">
            <text:p>451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250" calcext:value-type="float">
            <text:p>1252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300" calcext:value-type="float">
            <text:p>1803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5350" calcext:value-type="float">
            <text:p>2453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0400" calcext:value-type="float">
            <text:p>3204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450" calcext:value-type="float">
            <text:p>4054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5550" calcext:value-type="float">
            <text:p>60555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600" calcext:value-type="float">
            <text:p>7206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5650" calcext:value-type="float">
            <text:p>84565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0700" calcext:value-type="float">
            <text:p>9807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5750" calcext:value-type="float">
            <text:p>112575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800" calcext:value-type="float">
            <text:p>12808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5850" calcext:value-type="float">
            <text:p>144585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20900" calcext:value-type="float">
            <text:p>16209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5950" calcext:value-type="float">
            <text:p>18059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000" calcext:value-type="float">
            <text:p>20010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06050" calcext:value-type="float">
            <text:p>220605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21100" calcext:value-type="float">
            <text:p>24211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46150" calcext:value-type="float">
            <text:p>264615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81200" calcext:value-type="float">
            <text:p>28812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26250" calcext:value-type="float">
            <text:p>312625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81300" calcext:value-type="float">
            <text:p>33813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46350" calcext:value-type="float">
            <text:p>364635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21400" calcext:value-type="float">
            <text:p>39214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06450" calcext:value-type="float">
            <text:p>42064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1500" calcext:value-type="float">
            <text:p>45015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6550" calcext:value-type="float">
            <text:p>480655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121600" calcext:value-type="float">
            <text:p>51216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46650" calcext:value-type="float">
            <text:p>544665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781700" calcext:value-type="float">
            <text:p>57817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26750" calcext:value-type="float">
            <text:p>612675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81800" calcext:value-type="float">
            <text:p>64818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846850" calcext:value-type="float">
            <text:p>684685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221900" calcext:value-type="float">
            <text:p>72219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606950" calcext:value-type="float">
            <text:p>760695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2000" calcext:value-type="float">
            <text:p>80020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407050" calcext:value-type="float">
            <text:p>840705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822100" calcext:value-type="float">
            <text:p>882210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247150" calcext:value-type="float">
            <text:p>924715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82200" calcext:value-type="float">
            <text:p>96822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27250" calcext:value-type="float">
            <text:p>1012725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82300" calcext:value-type="float">
            <text:p>105823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047350" calcext:value-type="float">
            <text:p>1104735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22400" calcext:value-type="float">
            <text:p>1152240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007450" calcext:value-type="float">
            <text:p>1200745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02500" calcext:value-type="float">
            <text:p>1250250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3007550" calcext:value-type="float">
            <text:p>1300755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522600" calcext:value-type="float">
            <text:p>1352260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047650" calcext:value-type="float">
            <text:p>1404765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582700" calcext:value-type="float">
            <text:p>145827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127750" calcext:value-type="float">
            <text:p>1512775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682800" calcext:value-type="float">
            <text:p>15682800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247850" calcext:value-type="float">
            <text:p>1624785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822900" calcext:value-type="float">
            <text:p>1682290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407950" calcext:value-type="float">
            <text:p>1740795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03000" calcext:value-type="float">
            <text:p>1800300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608050" calcext:value-type="float">
            <text:p>1860805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223100" calcext:value-type="float">
            <text:p>1922310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848150" calcext:value-type="float">
            <text:p>1984815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483200" calcext:value-type="float">
            <text:p>2048320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1128250" calcext:value-type="float">
            <text:p>2112825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783300" calcext:value-type="float">
            <text:p>2178330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448350" calcext:value-type="float">
            <text:p>2244835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3123400" calcext:value-type="float">
            <text:p>2312340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808450" calcext:value-type="float">
            <text:p>2380845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503500" calcext:value-type="float">
            <text:p>2450350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08550" calcext:value-type="float">
            <text:p>2520855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923600" calcext:value-type="float">
            <text:p>2592360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648650" calcext:value-type="float">
            <text:p>2664865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383700" calcext:value-type="float">
            <text:p>2738370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8128750" calcext:value-type="float">
            <text:p>2812875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883800" calcext:value-type="float">
            <text:p>2888380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648850" calcext:value-type="float">
            <text:p>2964885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423900" calcext:value-type="float">
            <text:p>3042390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1208950" calcext:value-type="float">
            <text:p>3120895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004000" calcext:value-type="float">
            <text:p>320040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809050" calcext:value-type="float">
            <text:p>3280905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624100" calcext:value-type="float">
            <text:p>3362410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449150" calcext:value-type="float">
            <text:p>3444915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284200" calcext:value-type="float">
            <text:p>3528420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6129250" calcext:value-type="float">
            <text:p>3612925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984300" calcext:value-type="float">
            <text:p>3698430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849350" calcext:value-type="float">
            <text:p>3784935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724400" calcext:value-type="float">
            <text:p>3872440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609450" calcext:value-type="float">
            <text:p>3960945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504500" calcext:value-type="float">
            <text:p>4050450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1409550" calcext:value-type="float">
            <text:p>4140955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324600" calcext:value-type="float">
            <text:p>4232460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249650" calcext:value-type="float">
            <text:p>4324965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184700" calcext:value-type="float">
            <text:p>4418470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129750" calcext:value-type="float">
            <text:p>4512975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6084800" calcext:value-type="float">
            <text:p>46084800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7049850" calcext:value-type="float">
            <text:p>4704985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024900" calcext:value-type="float">
            <text:p>4802490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9009950" calcext:value-type="float">
            <text:p>4900995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5000" calcext:value-type="float">
            <text:p>5000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04:05:21.260839683</dc:date>
    <meta:editing-duration>PT3M2S</meta:editing-duration>
    <meta:editing-cycles>1</meta:editing-cycles>
    <meta:document-statistic meta:table-count="1" meta:cell-count="200" meta:object-count="1"/>
    <meta:generator>LibreOffice/7.5.3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ata-1'.A1:'data-1'.B100" svg:x="1.331cm" svg:y="0.18cm" svg:width="14.349cm" svg:height="7.659cm">
          <chart:coordinate-region svg:x="3.064cm" svg:y="0.379cm" svg:width="12.151cm" svg:height="6.813cm"/>
          <chart:axis chart:dimension="x" chart:name="primary-x" chart:style-name="ch3">
            <chart:title svg:x="7.217cm" svg:y="8.019cm" chart:style-name="ch4">
              <text:p>Размер массива</text:p>
            </chart:title>
          </chart:axis>
          <chart:axis chart:dimension="y" chart:name="primary-y" chart:style-name="ch5">
            <chart:title svg:x="0.451cm" svg:y="5.984cm" chart:style-name="ch6">
              <text:p>Количество перестановок</text:p>
            </chart:title>
            <chart:grid chart:style-name="ch7" chart:class="major"/>
          </chart:axis>
          <chart:series chart:style-name="ch8" chart:values-cell-range-address="'data-1'.B1:'data-1'.B100" chart:class="chart:scatter">
            <chart:domain table:cell-range-address="'data-1'.A1:'data-1'.A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